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weight="bold" officeooo:rsid="00121f59" officeooo:paragraph-rsid="00121f59" style:font-weight-asian="bold" style:font-weight-complex="bold"/>
    </style:style>
    <style:style style:name="P2" style:family="paragraph" style:parent-style-name="Standard">
      <style:text-properties fo:font-weight="bold" officeooo:rsid="00134fb8" officeooo:paragraph-rsid="00121f59" style:font-weight-asian="bold" style:font-weight-complex="bold"/>
    </style:style>
    <style:style style:name="P3" style:family="paragraph" style:parent-style-name="Standard">
      <style:text-properties fo:font-weight="bold" officeooo:rsid="00134fb8" officeooo:paragraph-rsid="00134fb8" style:font-weight-asian="bold" style:font-weight-complex="bold"/>
    </style:style>
    <style:style style:name="P4" style:family="paragraph" style:parent-style-name="Standard">
      <style:paragraph-properties fo:text-align="center" style:justify-single-word="false"/>
      <style:text-properties fo:font-weight="bold" officeooo:rsid="00134fb8" officeooo:paragraph-rsid="00134fb8"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anuel d’utilisateur</text:p>
      <text:p text:style-name="P1"/>
      <text:p text:style-name="P3"/>
      <text:p text:style-name="P3"/>
      <text:p text:style-name="P3">Les limitations ou les points propres à l’implémentation de votre compilateur (par exemple, les portions du langages non ou mal implémentées). On précisera les effets de ces limitations pour l’utilisateur en diagnostiquant éventuellement la cause de ces limitations.</text:p>
      <text:p text:style-name="P3"/>
      <text:p text:style-name="P3"/>
      <text:p text:style-name="P3">Les messages d’erreur qui peuvent être retournés à l’utilisateur (erreurs de lexicographie, de</text:p>
      <text:p text:style-name="P3">syntaxe hors-contexte, de syntaxe contextuelle, d’exécution du code assembleur). On précisera</text:p>
      <text:p text:style-name="P3">la liste des messages d’erreurs et les configurations qui les provoquent.</text:p>
      <text:p text:style-name="P3"/>
      <text:p text:style-name="P3"/>
      <text:p text:style-name="P3">Les extensions éventuelles de la [BibliothequeStandard].</text:p>
      <text:p text:style-name="P3"/>
      <text:p text:style-name="P3"/>
      <text:p text:style-name="P3">Le mode opératoire pour utiliser vos extensions (options de la commande decac, configurations à utiliser etc.).</text:p>
      <text:p text:style-name="P3"/>
      <text:p text:style-name="P3">Les limitations de vos extensions (par exemple, pour l’extension TRIGO, on attend les marges d’erreur des calculs ; pour l’extension BYTE, on attend le sous-ensemble du langage supporté ;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2T15:28:45.087308495</meta:creation-date>
    <meta:generator>LibreOffice/5.3.6.1$Linux_X86_64 LibreOffice_project/30$Build-1</meta:generator>
    <dc:date>2020-01-23T11:00:16.931651256</dc:date>
    <meta:editing-duration>PT3M38S</meta:editing-duration>
    <meta:editing-cycles>3</meta:editing-cycles>
    <meta:document-statistic meta:table-count="0" meta:image-count="0" meta:object-count="0" meta:page-count="1" meta:paragraph-count="8" meta:word-count="127" meta:character-count="907" meta:non-whitespace-character-count="788"/>
  </office:meta>
</office:document-meta>
</file>